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d1cd" officeooo:paragraph-rsid="0019d1cd"/>
    </style:style>
    <style:style style:name="P2" style:family="paragraph" style:parent-style-name="Standard">
      <style:paragraph-properties fo:text-align="center" style:justify-single-word="false"/>
      <style:text-properties officeooo:rsid="0019d1cd" officeooo:paragraph-rsid="0019d1cd"/>
    </style:style>
    <style:style style:name="P3" style:family="paragraph" style:parent-style-name="Standard">
      <style:text-properties officeooo:paragraph-rsid="0019d1cd"/>
    </style:style>
    <style:style style:name="T1" style:family="text">
      <style:text-properties officeooo:rsid="0019d1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ประวัติผู้เขียน</text:p>
      <text:p text:style-name="P1">ประวัติส่วนตัว</text:p>
      <text:p text:style-name="P1"><text:tab/>ชื่อ-สกุล <text:tab/><text:tab/>นางสาวนัฐฑริกา ชีพันดุง</text:p>
      <text:p text:style-name="P1"><text:tab/>รหัสประจำตัวนักศึกษา <text:tab/>5611403037</text:p>
      <text:p text:style-name="P1"><text:tab/>วันเกิด <text:tab/><text:tab/><text:tab/>9 พฤศจิกายน 2537</text:p>
      <text:p text:style-name="P1"><text:tab/>ที่อยู่ที่สามารถติดต่อได้ <text:tab/>บ้านเลขที่ 633 หมู่ 5 ตำบลน้ำอ้อม อำเภอกันทรลักษ์ จังหวัดศรีสะเกษ 33110</text:p>
      <text:p text:style-name="P1"><text:tab/>เบอร์โทรศัพท์ <text:tab/><text:tab/>095-785-9169</text:p>
      <text:p text:style-name="P3"><text:span text:style-name="T1"><text:tab/>อีเมล์ <text:tab/><text:tab/><text:tab/></text:span><text:a xlink:type="simple" xlink:href="mailto:nattharika.ch.56@ubu.ac.th" text:style-name="Internet_20_link" text:visited-style-name="Visited_20_Internet_20_Link"><text:span text:style-name="T1">nattharika.ch.56@ubu.ac.th</text:span></text:a></text:p>
      <text:p text:style-name="P1">ประวัติการศึกษา</text:p>
      <text:p text:style-name="P1"><text:tab/>ระดับมัธยม <text:tab/><text:tab/>โรงเรียนกันทรลักษ์วิทยา</text:p>
      <text:p text:style-name="P1"><text:tab/>ระดับอุดมศึกษา <text:tab/><text:tab/>สาขาวิทยาการคอมพิวเตอร์ ภาควิชาคณิตศาสตร์ สถิติ และคอมพิวเตอร์ </text:p>
      <text:p text:style-name="P1"><text:tab/><text:tab/><text:tab/><text:tab/>มหาวิทยาลัยอุบลราชธานี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0T21:57:17.547528685</meta:creation-date>
    <dc:date>2017-05-30T22:03:59.398146965</dc:date>
    <meta:editing-duration>PT6M42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12" meta:word-count="268" meta:character-count="368" meta:non-whitespace-character-count="322"/>
  </office:meta>
</office:document-meta>
</file>